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3E9000003854BD1D6B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erial" svg:font-family="Aerial" style:font-pitch="variable"/>
    <style:font-face style:name="Heuristica1" svg:font-family="Heuristica" style:font-pitch="variable"/>
    <style:font-face style:name="Heuristica" svg:font-family="Heuristica" style:font-adornments="Regular" style:font-pitch="variable"/>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Droid Sans" svg:font-family="'Droid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Input_2f_" style:display-name="Input/" style:family="table">
      <style:table-properties style:width="6.6951in" table:align="margins"/>
    </style:style>
    <style:style style:name="Input_2f_.A" style:display-name="Input/.A" style:family="table-column">
      <style:table-column-properties style:column-width="3.3472in" style:rel-column-width="32767*"/>
    </style:style>
    <style:style style:name="Input_2f_.B" style:display-name="Input/.B" style:family="table-column">
      <style:table-column-properties style:column-width="3.3479in" style:rel-column-width="32768*"/>
    </style:style>
    <style:style style:name="Input_2f_.A1" style:display-name="Input/.A1" style:family="table-cell">
      <style:table-cell-properties fo:padding="0.0382in" fo:border-left="0.05pt solid #000000" fo:border-right="none" fo:border-top="0.05pt solid #000000" fo:border-bottom="0.05pt solid #000000"/>
    </style:style>
    <style:style style:name="Input_2f_.B1" style:display-name="Input/.B1" style:family="table-cell">
      <style:table-cell-properties fo:padding="0.0382in" fo:border="0.05pt solid #000000"/>
    </style:style>
    <style:style style:name="Input_2f_.A2" style:display-name="Input/.A2" style:family="table-cell">
      <style:table-cell-properties fo:padding="0.0382in" fo:border-left="0.05pt solid #000000" fo:border-right="none" fo:border-top="none" fo:border-bottom="0.05pt solid #000000"/>
    </style:style>
    <style:style style:name="Input_2f_.B2" style:display-name="Input/.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paragraph-rsid="000abc79"/>
    </style:style>
    <style:style style:name="P2" style:family="paragraph" style:parent-style-name="Standard">
      <style:paragraph-properties fo:text-align="center" style:justify-single-word="false"/>
      <style:text-properties officeooo:rsid="0017f7b1" officeooo:paragraph-rsid="0017f7b1"/>
    </style:style>
    <style:style style:name="P3" style:family="paragraph" style:parent-style-name="Standard">
      <style:text-properties officeooo:paragraph-rsid="0006cf08"/>
    </style:style>
    <style:style style:name="P4" style:family="paragraph" style:parent-style-name="Standard">
      <style:paragraph-properties fo:text-align="center" style:justify-single-word="false"/>
      <style:text-properties style:font-name="FreeSans" fo:font-weight="normal" officeooo:rsid="0017f7b1" officeooo:paragraph-rsid="0017f7b1" style:font-weight-asian="normal" style:font-weight-complex="normal"/>
    </style:style>
    <style:style style:name="P5" style:family="paragraph" style:parent-style-name="Standard">
      <style:text-properties style:font-name="FreeSans" officeooo:rsid="0017f7b1" officeooo:paragraph-rsid="0017f7b1"/>
    </style:style>
    <style:style style:name="P6" style:family="paragraph" style:parent-style-name="Standard">
      <style:paragraph-properties fo:text-align="center" style:justify-single-word="false"/>
      <style:text-properties style:font-name="FreeSans" officeooo:rsid="0017f7b1" officeooo:paragraph-rsid="0017f7b1"/>
    </style:style>
    <style:style style:name="P7" style:family="paragraph" style:parent-style-name="Standard">
      <style:text-properties officeooo:paragraph-rsid="001dc0ac"/>
    </style:style>
    <style:style style:name="P8" style:family="paragraph" style:parent-style-name="Text_20_body">
      <style:text-properties officeooo:rsid="0010ae71"/>
    </style:style>
    <style:style style:name="P9" style:family="paragraph" style:parent-style-name="Text_20_body">
      <style:text-properties officeooo:rsid="0010ae71" officeooo:paragraph-rsid="0010ae71"/>
    </style:style>
    <style:style style:name="P10" style:family="paragraph" style:parent-style-name="Text_20_body">
      <style:paragraph-properties fo:text-align="center" style:justify-single-word="false"/>
      <style:text-properties fo:color="#ffffff" style:font-name="Droid Sans" fo:font-style="normal" style:text-underline-style="none" officeooo:rsid="0017f7b1" officeooo:paragraph-rsid="0017f7b1" style:font-style-asian="normal" style:font-style-complex="normal"/>
    </style:style>
    <style:style style:name="P11" style:family="paragraph" style:parent-style-name="Text_20_body">
      <style:text-properties fo:color="#999999" style:font-name="Calibri1" fo:font-size="16pt" fo:font-weight="bold" style:font-size-asian="16pt" style:font-weight-asian="bold" style:font-size-complex="16pt" style:font-weight-complex="bold"/>
    </style:style>
    <style:style style:name="P12" style:family="paragraph" style:parent-style-name="Text_20_body">
      <style:text-properties officeooo:paragraph-rsid="0010ae71"/>
    </style:style>
    <style:style style:name="P13" style:family="paragraph" style:parent-style-name="Text_20_body">
      <style:text-properties officeooo:paragraph-rsid="001ba02b"/>
    </style:style>
    <style:style style:name="P14" style:family="paragraph" style:parent-style-name="Text_20_body">
      <style:text-properties officeooo:rsid="001cc566" officeooo:paragraph-rsid="001cc566"/>
    </style:style>
    <style:style style:name="P15" style:family="paragraph" style:parent-style-name="Text_20_body">
      <style:text-properties fo:font-weight="bold" officeooo:rsid="001cc566" officeooo:paragraph-rsid="001cc566" style:font-weight-asian="bold" style:font-weight-complex="bold"/>
    </style:style>
    <style:style style:name="P16" style:family="paragraph" style:parent-style-name="Text_20_body">
      <style:text-properties fo:font-weight="bold" officeooo:rsid="001dc0ac" officeooo:paragraph-rsid="001dc0ac" style:font-weight-asian="bold" style:font-weight-complex="bold"/>
    </style:style>
    <style:style style:name="P17" style:family="paragraph" style:parent-style-name="Text_20_body">
      <style:text-properties fo:font-weight="normal" officeooo:rsid="001f1d40" officeooo:paragraph-rsid="001f1d40" style:font-weight-asian="normal" style:font-weight-complex="normal"/>
    </style:style>
    <style:style style:name="P18" style:family="paragraph" style:parent-style-name="Text_20_body">
      <style:text-properties officeooo:rsid="001f1d40" officeooo:paragraph-rsid="001f1d40"/>
    </style:style>
    <style:style style:name="P19" style:family="paragraph" style:parent-style-name="Text_20_body">
      <style:text-properties officeooo:rsid="00228cfd" officeooo:paragraph-rsid="00228cfd"/>
    </style:style>
    <style:style style:name="P20" style:family="paragraph" style:parent-style-name="Text_20_body">
      <style:text-properties officeooo:paragraph-rsid="001a2a11"/>
    </style:style>
    <style:style style:name="P21" style:family="paragraph" style:parent-style-name="Text_20_body">
      <style:text-properties officeooo:rsid="00237cbb" officeooo:paragraph-rsid="00237cbb"/>
    </style:style>
    <style:style style:name="P22" style:family="paragraph" style:parent-style-name="Text_20_body">
      <style:text-properties officeooo:rsid="0024c6f5" officeooo:paragraph-rsid="0024c6f5"/>
    </style:style>
    <style:style style:name="P23" style:family="paragraph" style:parent-style-name="Text_20_body">
      <style:text-properties officeooo:rsid="00272e7a" officeooo:paragraph-rsid="00272e7a"/>
    </style:style>
    <style:style style:name="P24" style:family="paragraph" style:parent-style-name="Text_20_body">
      <style:text-properties officeooo:rsid="002cf4ab" officeooo:paragraph-rsid="002ef06e"/>
    </style:style>
    <style:style style:name="P25" style:family="paragraph" style:parent-style-name="Text_20_body">
      <style:text-properties officeooo:rsid="002ef06e" officeooo:paragraph-rsid="002ef06e"/>
    </style:style>
    <style:style style:name="P26" style:family="paragraph" style:parent-style-name="Text_20_body">
      <style:paragraph-properties fo:text-align="start" style:justify-single-word="false"/>
      <style:text-properties fo:font-style="normal" officeooo:rsid="003077a1" officeooo:paragraph-rsid="003077a1" style:font-style-asian="normal" style:font-style-complex="normal"/>
    </style:style>
    <style:style style:name="P27" style:family="paragraph" style:parent-style-name="Text_20_body">
      <style:text-properties officeooo:rsid="003077a1" officeooo:paragraph-rsid="003077a1"/>
    </style:style>
    <style:style style:name="P28" style:family="paragraph" style:parent-style-name="Contents_20_Heading">
      <style:paragraph-properties fo:break-before="page"/>
    </style:style>
    <style:style style:name="P29" style:family="paragraph" style:parent-style-name="Bibliography_20_Heading">
      <style:paragraph-properties fo:break-before="page"/>
    </style:style>
    <style:style style:name="P30" style:family="paragraph" style:parent-style-name="Title">
      <style:paragraph-properties fo:text-align="center" style:justify-single-word="false"/>
      <style:text-properties fo:color="#ffffff" style:font-name="Droid Sans" fo:font-style="normal" style:text-underline-style="none" officeooo:rsid="0017f7b1" officeooo:paragraph-rsid="0017f7b1" style:font-style-asian="normal" style:font-style-complex="normal"/>
    </style:style>
    <style:style style:name="P31" style:family="paragraph" style:parent-style-name="Contents_20_1">
      <style:paragraph-properties>
        <style:tab-stops>
          <style:tab-stop style:position="6.6953in" style:type="right" style:leader-style="dotted" style:leader-text="."/>
        </style:tab-stops>
      </style:paragraph-properties>
    </style:style>
    <style:style style:name="P32" style:family="paragraph" style:parent-style-name="Contents_20_2">
      <style:paragraph-properties>
        <style:tab-stops>
          <style:tab-stop style:position="6.4984in" style:type="right" style:leader-style="dotted" style:leader-text="."/>
        </style:tab-stops>
      </style:paragraph-properties>
    </style:style>
    <style:style style:name="P33" style:family="paragraph" style:parent-style-name="Table_20_Heading">
      <style:text-properties style:font-name="Heuristica" style:font-size-asian="10.5pt"/>
    </style:style>
    <style:style style:name="P34" style:family="paragraph" style:parent-style-name="Table_20_Heading">
      <style:text-properties style:font-name="Heuristica" fo:font-weight="bold" style:font-size-asian="10.5pt" style:font-weight-asian="bold" style:font-weight-complex="bold"/>
    </style:style>
    <style:style style:name="P35" style:family="paragraph" style:parent-style-name="Bibliography_20_1">
      <style:paragraph-properties>
        <style:tab-stops/>
      </style:paragraph-properties>
    </style:style>
    <style:style style:name="P36" style:family="paragraph" style:parent-style-name="Table_20_Contents">
      <style:paragraph-properties fo:text-align="center" style:justify-single-word="false"/>
      <style:text-properties style:font-name="Heuristica" officeooo:rsid="001dc0ac" officeooo:paragraph-rsid="001dc0ac" style:font-size-asian="10.5pt"/>
    </style:style>
    <style:style style:name="P37" style:family="paragraph" style:parent-style-name="Footnote">
      <style:text-properties officeooo:rsid="002ef06e" officeooo:paragraph-rsid="002ef06e"/>
    </style:style>
    <style:style style:name="P38" style:family="paragraph" style:parent-style-name="Text_20_body" style:list-style-name="L3">
      <style:text-properties fo:font-weight="normal" officeooo:rsid="001f1d40" officeooo:paragraph-rsid="001f1d40" style:font-weight-asian="normal" style:font-weight-complex="normal"/>
    </style:style>
    <style:style style:name="P39" style:family="paragraph" style:parent-style-name="Text_20_body" style:list-style-name="L3">
      <style:text-properties fo:font-weight="normal" officeooo:rsid="0020c170" officeooo:paragraph-rsid="0020c170" style:font-weight-asian="normal" style:font-weight-complex="normal"/>
    </style:style>
    <style:style style:name="P40" style:family="paragraph" style:parent-style-name="Text_20_body">
      <style:paragraph-properties fo:text-align="center" style:justify-single-word="false"/>
      <style:text-properties style:text-position="0% 100%" officeooo:rsid="002f2a4a" officeooo:paragraph-rsid="003077a1"/>
    </style:style>
    <style:style style:name="P41" style:family="paragraph" style:parent-style-name="Text_20_body">
      <style:paragraph-properties fo:text-align="center" style:justify-single-word="false"/>
      <style:text-properties style:text-position="0% 100%" fo:font-style="italic" officeooo:rsid="003077a1" officeooo:paragraph-rsid="003077a1" style:font-style-asian="italic" style:font-style-complex="italic"/>
    </style:style>
    <style:style style:name="P42" style:family="paragraph" style:parent-style-name="Heading_20_1">
      <style:paragraph-properties fo:break-before="page"/>
      <style:text-properties officeooo:rsid="001ba02b" officeooo:paragraph-rsid="001ba02b"/>
    </style:style>
    <style:style style:name="P43" style:family="paragraph" style:parent-style-name="Heading_20_2">
      <style:text-properties officeooo:rsid="001ba02b" officeooo:paragraph-rsid="001ba02b"/>
    </style:style>
    <style:style style:name="P44" style:family="paragraph">
      <style:paragraph-properties fo:text-align="center"/>
    </style:style>
    <style:style style:name="P45" style:family="paragraph">
      <style:paragraph-properties fo:text-align="center"/>
      <style:text-properties style:font-name="FreeSans"/>
    </style:style>
    <style:style style:name="T1" style:family="text">
      <style:text-properties style:font-name="Aerial"/>
    </style:style>
    <style:style style:name="T2" style:family="text">
      <style:text-properties style:font-name="FreeSans" fo:font-size="16pt" fo:font-style="normal" style:text-underline-style="none" fo:font-weight="bold" style:font-style-asian="normal" style:font-weight-asian="bold" style:font-style-complex="normal" style:font-weight-complex="bold"/>
    </style:style>
    <style:style style:name="T3" style:family="text">
      <style:text-properties style:font-name="FreeSans" fo:font-size="16pt" fo:font-style="normal" style:text-underline-style="none" fo:font-weight="bold" officeooo:rsid="000abc79" style:font-style-asian="normal" style:font-weight-asian="bold" style:font-style-complex="normal" style:font-weight-complex="bold"/>
    </style:style>
    <style:style style:name="T4" style:family="text">
      <style:text-properties style:font-name="FreeSans" fo:font-size="16pt" fo:font-style="normal" style:text-underline-style="none" fo:font-weight="bold" officeooo:rsid="0017f7b1" style:font-style-asian="normal" style:font-weight-asian="bold" style:font-style-complex="normal" style:font-weight-complex="bold"/>
    </style:style>
    <style:style style:name="T5" style:family="text">
      <style:text-properties fo:font-weight="normal" style:font-weight-asian="normal" style:font-weight-complex="normal"/>
    </style:style>
    <style:style style:name="T6" style:family="text">
      <style:text-properties fo:font-weight="normal" officeooo:rsid="001dc0ac" style:font-weight-asian="normal" style:font-weight-complex="normal"/>
    </style:style>
    <style:style style:name="T7" style:family="text">
      <style:text-properties style:text-outline="false" style:text-line-through-style="none" style:text-line-through-type="none" style:font-name="Heuristica1" fo:font-size="12pt" fo:font-style="normal" fo:text-shadow="none" style:text-underline-style="none" fo:font-weight="normal" style:font-size-asian="12pt" style:font-style-asian="normal" style:font-weight-asian="normal" style:font-size-complex="12pt" style:text-emphasize="none"/>
    </style:style>
    <style:style style:name="T8" style:family="text">
      <style:text-properties style:font-name="Heuristica" fo:font-weight="bold" officeooo:rsid="001dc0ac" style:font-size-asian="10.5pt" style:font-weight-asian="bold" style:font-weight-complex="bold"/>
    </style:style>
    <style:style style:name="T9" style:family="text">
      <style:text-properties officeooo:rsid="0020c170"/>
    </style:style>
    <style:style style:name="T10" style:family="text">
      <style:text-properties officeooo:rsid="0024c6f5"/>
    </style:style>
    <style:style style:name="T11" style:family="text">
      <style:text-properties officeooo:rsid="00280f44"/>
    </style:style>
    <style:style style:name="T12" style:family="text">
      <style:text-properties officeooo:rsid="0028b719"/>
    </style:style>
    <style:style style:name="T13" style:family="text">
      <style:text-properties officeooo:rsid="002cf4ab"/>
    </style:style>
    <style:style style:name="T14" style:family="text">
      <style:text-properties style:text-position="sub 58%"/>
    </style:style>
    <style:style style:name="T15" style:family="text">
      <style:text-properties style:text-position="0% 100%"/>
    </style:style>
    <style:style style:name="T16" style:family="text">
      <style:text-properties style:text-position="0% 100%" officeooo:rsid="002ef06e"/>
    </style:style>
    <style:style style:name="T17" style:family="text">
      <style:text-properties style:text-position="0% 100%" officeooo:rsid="002f2a4a"/>
    </style:style>
    <style:style style:name="T18" style:family="text">
      <style:text-properties style:text-position="0% 100%" officeooo:rsid="003077a1"/>
    </style:style>
    <style:style style:name="T19" style:family="text">
      <style:text-properties officeooo:rsid="002ef06e"/>
    </style:style>
    <style:style style:name="T20" style:family="text">
      <style:text-properties officeooo:rsid="003077a1"/>
    </style:style>
    <style:style style:name="T21" style:family="text">
      <style:text-properties style:font-name="FreeSans" fo:font-size="12pt" fo:font-weight="bold" style:font-weight-asian="bold" style:font-weight-complex="bold"/>
    </style:style>
    <style:style style:name="T22" style:family="text">
      <style:text-properties style:font-name="FreeSans" fo:font-size="12pt"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fill="gradient" draw:fill-gradient-name="Deep_20_Blu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00458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1"><text:span text:style-name="T3">Đại </text:span><text:span text:style-name="T4">học Bách Khoa Hà Nội</text:span></text:p>
      <text:p text:style-name="P2"><text:span text:style-name="T4">Viện </text:span><text:span text:style-name="T2">Công nghệ thông tin và Truyền thông</text:span></text:p>
      <text:p text:style-name="Standard"/>
      <text:p text:style-name="Standard"/>
      <text:p text:style-name="P30"><draw:rect text:anchor-type="paragraph" draw:z-index="2" draw:style-name="gr3" draw:text-style-name="P44" svg:width="0.0642in" svg:height="0.0012in" svg:x="0.0484in" svg:y="0.6102in"><text:p/></draw:rect><draw:rect text:anchor-type="paragraph" draw:z-index="0" draw:style-name="gr1" draw:text-style-name="P44" svg:width="8.2642in" svg:height="1.2213in" svg:x="-1.8354in" svg:y="0.0091in"><text:p/></draw:rect>ĐỒ ÁN MÔN HỌC</text:p>
      <text:p text:style-name="P10">Phân loại văn bản tin tức</text:p>
      <text:p text:style-name="Standard"/>
      <text:p text:style-name="Standard"/>
      <text:p text:style-name="P4">Môn: Học máy</text:p>
      <text:p text:style-name="P4">Mã lớp: 95090</text:p>
      <text:p text:style-name="P6"/>
      <text:p text:style-name="P6"/>
      <text:p text:style-name="P6"/>
      <text:p text:style-name="P6"/>
      <text:p text:style-name="P6"/>
      <text:p text:style-name="P6"/>
      <text:p text:style-name="P6"/>
      <text:p text:style-name="P6"/>
      <text:p text:style-name="P6">Giảng viên hướng dẫn: Nguyễn Nhật Quang</text:p>
      <text:p text:style-name="P5">Nhóm thực hiện</text:p>
      <text:p text:style-name="Standard"><draw:rect text:anchor-type="paragraph" draw:z-index="1" draw:style-name="gr2" draw:text-style-name="P45" svg:width="6.9634in" svg:height="0.7217in" svg:x="-0.0472in" svg:y="0.1709in"><text:p><text:span text:style-name="T21">Phan Ngọc Lân </text:span><text:span text:style-name="T22">- 20142505</text:span></text:p><text:p><text:span text:style-name="T21">Nguyễn Duy Mạnh </text:span><text:span text:style-name="T22">- 20142857</text:span></text:p></draw:rect></text:p>
      <text:p text:style-name="Standard"/>
      <text:p text:style-name="Standard"/>
      <text:p text:style-name="Standard"/>
      <text:p text:style-name="Standard"/>
      <text:p text:style-name="Standard"/>
      <text:p text:style-name="Standard"/>
      <text:p text:style-name="Standard"/>
      <text:p text:style-name="Standard"/>
      <text:p text:style-name="P11"/>
      <text:p text:style-name="P11"/>
      <text:p text:style-name="P11"/>
      <text:p text:style-name="P11"/>
      <text:p text:style-name="P11"><text:bookmark-start text:name="__RefHeading__874_1215364564"/>Hà Nội, 5/2017<text:bookmark-end text:name="__RefHeading__874_1215364564"/></text:p>
      <text:table-of-content text:style-name="Sect1" text:protected="true" text:name="Table of Contents1">
        <text:table-of-content-source text:outline-level="5">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8">Mục lục</text:p>
          </text:index-title>
          <text:p text:style-name="P31"><text:a xlink:type="simple" xlink:href="#__RefHeading__900_1215364564" text:style-name="Index_20_Link" text:visited-style-name="Index_20_Link"><text:s/>1. Bài toán<text:tab/>3</text:a></text:p>
          <text:p text:style-name="P32"><text:a xlink:type="simple" xlink:href="#__RefHeading__902_1215364564" text:style-name="Index_20_Link" text:visited-style-name="Index_20_Link"><text:s/>1.1. Mô tả và yêu cầu<text:tab/>3</text:a></text:p>
          <text:p text:style-name="P32"><text:a xlink:type="simple" xlink:href="#__RefHeading__904_1215364564" text:style-name="Index_20_Link" text:visited-style-name="Index_20_Link"><text:s/>1.2. Một số cách tiếp cận phổ biến<text:tab/>3</text:a></text:p>
          <text:p text:style-name="P32"><text:a xlink:type="simple" xlink:href="#__RefHeading__906_1215364564" text:style-name="Index_20_Link" text:visited-style-name="Index_20_Link"><text:s/>1.3. Hướng giải quyết<text:tab/>3</text:a></text:p>
          <text:p text:style-name="P31"><text:a xlink:type="simple" xlink:href="#__RefHeading__908_1215364564" text:style-name="Index_20_Link" text:visited-style-name="Index_20_Link"><text:s/>2. Mạng neuron - Mạng hồi quy<text:tab/>4</text:a></text:p>
          <text:p text:style-name="P32"><text:a xlink:type="simple" xlink:href="#__RefHeading__910_1215364564" text:style-name="Index_20_Link" text:visited-style-name="Index_20_Link"><text:s/>2.1. Mạng neuron (Artificial Neural Network – ANN)<text:tab/>4</text:a></text:p>
          <text:p text:style-name="P32"><text:a xlink:type="simple" xlink:href="#__RefHeading__912_1215364564" text:style-name="Index_20_Link" text:visited-style-name="Index_20_Link"><text:s/>2.2. Mạng hồi quy (Recurrent Neural Network – RNN)<text:tab/>4</text:a></text:p>
          <text:p text:style-name="P31"><text:a xlink:type="simple" xlink:href="#__RefHeading__914_1215364564" text:style-name="Index_20_Link" text:visited-style-name="Index_20_Link"><text:s/>3. Thiết kế, cài đặt<text:tab/>5</text:a></text:p>
          <text:p text:style-name="P32"><text:a xlink:type="simple" xlink:href="#__RefHeading__916_1215364564" text:style-name="Index_20_Link" text:visited-style-name="Index_20_Link"><text:s/>3.1. Mô hình mạng<text:tab/>5</text:a></text:p>
          <text:p text:style-name="P32"><text:a xlink:type="simple" xlink:href="#__RefHeading__918_1215364564" text:style-name="Index_20_Link" text:visited-style-name="Index_20_Link"><text:s/>3.2. Tập dữ liệu<text:tab/>5</text:a></text:p>
          <text:p text:style-name="P32"><text:a xlink:type="simple" xlink:href="#__RefHeading__920_1215364564" text:style-name="Index_20_Link" text:visited-style-name="Index_20_Link"><text:s/>3.3. Quá trình huấn luyện<text:tab/>5</text:a></text:p>
          <text:p text:style-name="P32"><text:a xlink:type="simple" xlink:href="#__RefHeading__922_1215364564" text:style-name="Index_20_Link" text:visited-style-name="Index_20_Link"><text:s/>3.4. Cài đặt chi tiết<text:tab/>5</text:a></text:p>
          <text:p text:style-name="P31"><text:a xlink:type="simple" xlink:href="#__RefHeading__924_1215364564" text:style-name="Index_20_Link" text:visited-style-name="Index_20_Link"><text:s/>4. Kết quả<text:tab/>6</text:a></text:p>
          <text:p text:style-name="P31"><text:a xlink:type="simple" xlink:href="#__RefHeading__926_1215364564" text:style-name="Index_20_Link" text:visited-style-name="Index_20_Link"><text:s/>5. Kết luận và hướng phát triển<text:tab/>7</text:a></text:p>
        </text:index-body>
      </text:table-of-content>
      <text:p text:style-name="Text_20_body"/>
      <text:p text:style-name="P8"/>
      <text:h text:style-name="P42" text:outline-level="1"><text:bookmark-start text:name="__RefHeading__900_1215364564"/><text:s/>Bài toán<text:bookmark-end text:name="__RefHeading__900_1215364564"/></text:h>
      <text:h text:style-name="P43" text:outline-level="2"><text:bookmark-start text:name="__RefHeading__902_1215364564"/><text:s/>Mô tả và yêu cầu<text:bookmark-end text:name="__RefHeading__902_1215364564"/></text:h>
      <text:p text:style-name="P18">Phân loại tin tức là bài toán có ứng dụng rộng rãi không chỉ trong các ứng dụng và dịch vụ tin tức (news aggregator), mà còn có ảnh hưởng trong việc sàng lọc dữ liệu hay tìm kiếm thông tin nói chung. Việc phân loại dặc biệt hữu ích trong các hệ thống thu thập tin tức, trong đó các tin có thể đến từ nhiều nguồn với các cách phân loại khác nhau, không rõ ràng hoặc thậm chí không có phân loại trước. <text:span text:style-name="T9">Bài toán </text:span></text:p>
      <text:p text:style-name="P14">Nhóm phát biểu bài toán phân loại văn bản tin tức như sau:</text:p>
      <text:p text:style-name="P15">Đầu vào : <text:span text:style-name="T6">1</text:span><text:span text:style-name="T5"> văn bản tin tức (bao gồm tiêu đề và nội dung) và 1 số các chủ đề có sẵn.</text:span></text:p>
      <text:p text:style-name="P15">Đầu ra : <text:span text:style-name="T6">C</text:span><text:span text:style-name="T5">hủ đề phù hợp </text:span><text:span text:style-name="T6">nhất</text:span><text:span text:style-name="T5"> với văn bản được đưa vào.</text:span></text:p>
      <text:p text:style-name="P16">Ví dụ : <text:span text:style-name="T5">Với tập chủ đề (Sports, World, Business, Sci/Tech),</text:span></text:p>
      <table:table table:name="Input/" table:style-name="Input_2f_">
        <table:table-column table:style-name="Input_2f_.A"/>
        <table:table-column table:style-name="Input_2f_.B"/>
        <table:table-row>
          <table:table-cell table:style-name="Input_2f_.A1" office:value-type="string">
            <text:p text:style-name="P34">Input</text:p>
          </table:table-cell>
          <table:table-cell table:style-name="Input_2f_.B1" office:value-type="string">
            <text:p text:style-name="P33">Output</text:p>
          </table:table-cell>
        </table:table-row>
        <table:table-row>
          <table:table-cell table:style-name="Input_2f_.A2" office:value-type="string">
            <text:p text:style-name="Standard"><text:bookmark-start text:name="__DdeLink__1051_1215364564"/><text:span text:style-name="T8">Tiêu đề : </text:span><text:span text:style-name="T7">Fears for T N pension after talks</text:span></text:p>
            <text:p text:style-name="P7"><text:span text:style-name="T8">Nội dung : </text:span><text:span text:style-name="T7">Unions representing workers at Turner <text:s text:c="2"/>Newall say they are 'disappointed' after talks with stricken parent firm Federal Mogul.</text:span><text:bookmark-end text:name="__DdeLink__1051_1215364564"/></text:p>
          </table:table-cell>
          <table:table-cell table:style-name="Input_2f_.B2" office:value-type="string">
            <text:p text:style-name="P36"/>
            <text:p text:style-name="P36"/>
            <text:p text:style-name="P36">Business</text:p>
          </table:table-cell>
        </table:table-row>
        <table:table-row>
          <table:table-cell table:style-name="Input_2f_.A2" office:value-type="string">
            <text:p text:style-name="P7"><text:span text:style-name="T8">Tiêu đề : </text:span><text:span text:style-name="T7">The Race is On: Second Private Team Sets Launch Date for Human Spaceflight (SPACE.com)</text:span></text:p>
            <text:p text:style-name="P7"><text:span text:style-name="T8">Nội dung : </text:span><text:span text:style-name="T7">SPACE.com - TORONTO, Canada -- A second team of rocketeers competing for the <text:s/>36.10 million Ansari X Prize, a contest for privately funded suborbital space flight, has officially announced the first launch date for its manned rocket.</text:span></text:p>
          </table:table-cell>
          <table:table-cell table:style-name="Input_2f_.B2" office:value-type="string">
            <text:p text:style-name="P36"/>
            <text:p text:style-name="P36"/>
            <text:p text:style-name="P36"/>
            <text:p text:style-name="P36"/>
            <text:p text:style-name="P36">Sci/Tech</text:p>
          </table:table-cell>
        </table:table-row>
      </table:table>
      <text:p text:style-name="P17"/>
      <text:p text:style-name="P17">Bài toán tương tự nhưng khác với bài toán xây dựng chủ đề (topic modeling), trong đó không có 1 tập chủ đề xác định mà thay vào đó lời giải bao gồm 1 tập các chủ đề được tạo ra với số lượng cho trước.</text:p>
      <text:p text:style-name="P17">Lời giải cần thỏa mãn 1 số yêu cầu:</text:p>
      <text:list xml:id="list1138143809887701361" text:style-name="L3">
        <text:list-item>
          <text:p text:style-name="P38">Có độ chính xác, độ hợp lý cao. Trong 1 số trường hợp, có thể chấp nhận 1 lượng sai sót nhất định, nhất là khi nội dung văn bản không thực sự nằm gọn trong 1 chủ <text:soft-page-break/>đề cho sẵn. Tuy nhiên, lời giải không thể quá “bất hợp lý” (<text:span text:style-name="T9">ví dụ</text:span> phân loại văn bản tài chính vào thể thao,...).</text:p>
        </text:list-item>
        <text:list-item>
          <text:p text:style-name="P39">Có khả năng thích ứng cao với các văn bản mới. </text:p>
        </text:list-item>
        <text:list-item>
          <text:p text:style-name="P39">Thời gian dự đoán tương đối tốt. Mặc dù tốc độ luôn là 1 ưu tiên, đa số các trường hợp sử dụng của thuật toán nằm trong phần xử lý tại server (khi tổng hợp tin tức trước khi xuất bản), do đó lượng tài nguyên có thể được coi là khá lớn.</text:p>
        </text:list-item>
      </text:list>
      <text:h text:style-name="P43" text:outline-level="2"><text:bookmark-start text:name="__RefHeading__904_1215364564"/><text:s/>Một số cách tiếp cận phổ biến<text:bookmark-end text:name="__RefHeading__904_1215364564"/></text:h>
      <text:p text:style-name="P19">Cách tiếp cận phổ biến nhất với bài toán là sử dụng các giải thuật dựa trên xác suất, với điển hình là giải thuật Naive Bayes <text:bibliography-mark text:identifier="CGK00" text:bibliography-type="book" text:author="Chase, Zach; Genain, Nicolas; Karniol-Tambour, Orren" text:school="Stanford" text:title="Learning Multi-Label Topic Classification of News Articles">[1]</text:bibliography-mark>. <text:span text:style-name="T10">Ngoài ra, 1 giải thuật mới được áp dụng gần đây là LDA (Latent Dirichlet Allocation) cũng cho kết quả rất khả quan.</text:span></text:p>
      <text:p text:style-name="P21">Một cách tiếp cận thứ hai sử dụng các kĩ thuật xử lý ngôn ngữ tự nhiên như các bộ đoán nhận, bộ dịch <text:bibliography-mark text:identifier="DRS00" text:bibliography-type="book" text:author="Dennis Ramdass,  Shreyes Seshasai" text:title="Document Classification for Newspaper Articles" text:year="2009">[2]</text:bibliography-mark>. </text:p>
      <text:p text:style-name="P22">Một số nghiên cứu cũng có sử dụng các giải thuật học dựa trên trọng số như SVM hay mạng neuron.</text:p>
      <text:h text:style-name="P43" text:outline-level="2"><text:bookmark-start text:name="__RefHeading__906_1215364564"/><text:s/>Hướng giải quyết<text:bookmark-end text:name="__RefHeading__906_1215364564"/></text:h>
      <text:p text:style-name="P23">Nhóm quyết định sử dụng một mô hình mạng neuron để giải quyết bài toán, với ưu điểm là khả năng chịu nhiễu và làm việc với dữ liệu thô tốt, đồng thời có thời gian chạy n<text:span text:style-name="T12">gắn</text:span> sau giai đoạn huấn luyện. Cụ thể, mô hình sẽ tích hợp mạng hồi quy xử lý từng kí tự trong văn bản để tiến hành phân loại.</text:p>
      <text:p text:style-name="P23">Để <text:span text:style-name="T11">cài đặt hệ thống, nhóm sử dụng ngôn ngữ lập trình Python và Keras </text:span><text:span text:style-name="T11"><text:bibliography-mark text:identifier="KR00" text:bibliography-type="www" text:address="https://keras.io/" text:author="Francois Chollet" text:title="Keras Documentation">[3]</text:bibliography-mark></text:span><text:span text:style-name="T11">, một thư viện Deep Learning mã nguồn mở. Keras cho phép sử dụng 1 trong 2 nền tảng tính toán là TensorFlow (Google) và Theano (cả 2 đều hỗ trợ tăng tốc bằng GPU), cài đặt sẵn các mô hình mạng neuron dưới dạng các lớp có tính module hóa cao và độ tối ưu tốt. Quá trình cài đặt thuật toán do đó khá ngắn gọn, cho phép nhóm tập trung vào thiết kế mô hình và xử lý dữ liệu.</text:span></text:p>
      <text:p text:style-name="P13"/>
      <text:h text:style-name="P42" text:outline-level="1"><text:bookmark-start text:name="__RefHeading__908_1215364564"/><text:s/>Mạng neuron - Mạng hồi quy<text:bookmark-end text:name="__RefHeading__908_1215364564"/></text:h>
      <text:h text:style-name="P43" text:outline-level="2"><text:bookmark-start text:name="__RefHeading__910_1215364564"/><text:s/>Mạng neuron (Artificial Neural Network – ANN)<text:bookmark-end text:name="__RefHeading__910_1215364564"/></text:h>
      <text:p text:style-name="P13"/>
      <text:h text:style-name="P43" text:outline-level="2"><text:bookmark-start text:name="__RefHeading__912_1215364564"/><text:s/>Mạng hồi quy (Recurrent Neural Network – RNN)<text:bookmark-end text:name="__RefHeading__912_1215364564"/></text:h>
      <text:p text:style-name="P13"/>
      <text:p text:style-name="P13"/>
      <text:h text:style-name="P42" text:outline-level="1"><text:bookmark-start text:name="__RefHeading__914_1215364564"/><text:s/>Thiết kế, cài đặt<text:bookmark-end text:name="__RefHeading__914_1215364564"/></text:h>
      <text:h text:style-name="P43" text:outline-level="2"><text:bookmark-start text:name="__RefHeading__916_1215364564"/><text:s/><text:span text:style-name="T13">Kiến trúc</text:span> mạng<text:bookmark-end text:name="__RefHeading__916_1215364564"/></text:h>
      <text:p text:style-name="P24"><draw:frame draw:style-name="fr1" draw:name="Image1" text:anchor-type="paragraph" svg:width="6.6953in" svg:height="6.0256in" draw:z-index="13"><draw:image xlink:href="Pictures/10000201000003E9000003854BD1D6BE.png" xlink:type="simple" xlink:show="embed" xlink:actuate="onLoad"/></draw:frame>Mạng neuron nhận vào 2 input: tiêu đề và nội dung của văn bản. Thay vì gộp chung vào thành 1 xâu, ta dùng tiêu đề như 1 tham số thứ 2, do tiêu đề thường phản ánh ngắn gọn nội dung của văn bản và có giá trị cao trong phân loại. Mỗi từ trong xâu đưa vào được biểu diễn dưới dạng 1 vector <text:span text:style-name="T19">(đồ án sử dụng độ dài 100) </text:span>sinh bởi 1 lớp Embedding. Lớp này thực chất là 1 tập các vector từ tương ứng với từ điển, E(i) = W<text:span text:style-name="T14">i</text:span><text:span text:style-name="T15">, với W là ma trận trọng số của E. Trọng số ban đầu của E được lấy từ tập con của biểu diễn từ </text:span><text:a xlink:type="simple" xlink:href="https://nlp.stanford.edu/projects/glove/"><text:span text:style-name="T15">Glove</text:span></text:a><text:span text:style-name="T15"> </text:span><text:span text:style-name="T16">và cũng được cập nhật trong quá trình huấn luyện. </text:span></text:p>
      <text:p text:style-name="P25"><text:span text:style-name="T15">Để thực hiện xử lý batch, ta buộc phải cố định độ dài của mỗi xâu. Do đó, nhóm sử dụng </text:span><text:soft-page-break/><text:span text:style-name="T15">1 ký tự đặc biệt MASK_TOKEN có thứ tự 0 để thể hiện 1 kí tự rỗng.</text:span></text:p>
      <text:p text:style-name="P24"><text:span text:style-name="T16">Các vector được đưa vào 1 lớp mạng GRU và xử lý lần lượt như phần 2.2. Khi gặp MASK_TOKEN, GRU sẽ tự động bỏ qua từ mà không thực hiện tính toán. Output của từ cuối cùng trong xâu được dùng làm vector biểu diễn cho cả xâu.</text:span><text:span text:style-name="T16"><text:note text:id="ftn1" text:note-class="footnote"><text:note-citation>1</text:note-citation><text:note-body><text:p text:style-name="P37"><text:s/>Một cách tiếp cận khác để tạo biểu diễn xâu là sử dụng 1 vector trung bình của tất cả các từ trong câu sau khi đưa qua 1 lớp trọng số. Tuy nhiên phương pháp này trở nên phức tạp khi phải xử lý các MASK_TOKEN được bỏ qua.</text:p></text:note-body></text:note></text:span></text:p>
      <text:p text:style-name="P24"><text:span text:style-name="T16">Sau khi có được 2 vector</text:span><text:span text:style-name="T15"> </text:span><text:span text:style-name="T16">nội dung và tiêu đề, ta thực hiện ghép chúng lại để tạo thành vector văn bản D. Có thể coi vector này là 1 tập các feature mới được học bởi mạng GRU. </text:span><text:span text:style-name="T18">Lớp GRU được dùng như một lớp mã hóa (decoder), tìm ra các đặc điểm cần cho phân loại.</text:span></text:p>
      <text:p text:style-name="P25"><text:span text:style-name="T15">Bài toán trở thành phân loại các văn bản với đặc điểm D. Ta sử dụng 1 mạng neuron nhân tạo (hệ thống cho phép tùy chỉnh độ sâu và kích cỡ đầu ra của từng lớp mạng). </text:span><text:span text:style-name="T17">Cuối cùng, hệ thống coi mỗi văn bản chỉ có 1 chủ đề, do đó ta lấy đầu ra là 1 phân bố xác suất sinh bởi 1 hàm softmax:</text:span></text:p>
      <text:p text:style-name="P40"><draw:frame draw:style-name="fr2" draw:name="Object1" text:anchor-type="as-char" svg:y="-0.4701in" svg:width="1.5839in" svg:height="0.7217in" draw:z-index="14"><draw:object xlink:href="./Object 1" xlink:type="simple" xlink:show="embed" xlink:actuate="onLoad"/><draw:image xlink:href="./ObjectReplacements/Object 1" xlink:type="simple" xlink:show="embed" xlink:actuate="onLoad"/></draw:frame></text:p>
      <text:p text:style-name="P41">với z là vector độ dài K, j = 1...K</text:p>
      <text:p text:style-name="P26"><text:span text:style-name="T18">Softmax </text:span><text:span text:style-name="T15">trả về 1 vector có tổng bằng 1, với giá trị tương đối giữa các phần tử được bảo toàn. Do đó có thể coi kết quả thu được là 1 phân bố xác suất đúng của mỗi chủ đề trên văn bản đầu vào. Chủ đề có xác suất cao nhất được chọn làm chủ đề của văn bản.</text:span></text:p>
      <text:h text:style-name="P43" text:outline-level="2"><text:bookmark-start text:name="__RefHeading__918_1215364564"/><text:s/>Tập dữ liệu<text:bookmark-end text:name="__RefHeading__918_1215364564"/></text:h>
      <text:p text:style-name="P13">Đồ án <text:span text:style-name="T20">sử dụng 3 tập dữ liệu: AG-News có độ lớn 120,000 (train) và 7,600 (test) với 4 nhãn, <text:s/>BBC có độ lớn 1,777 (train) và 447 (test) với 5 nhãn, và Reuters có độ lớn 7,769 (train) và 3,018 (test) với 86 nhãn.</text:span></text:p>
      <text:p text:style-name="P27">Các tập train được tách validation tuân theo stratified sampling với tỉ lệ 80:20 khi huấn luyện.</text:p>
      <text:h text:style-name="P43" text:outline-level="2"><text:bookmark-start text:name="__RefHeading__920_1215364564"/><text:s/>Quá trình huấn luyện<text:bookmark-end text:name="__RefHeading__920_1215364564"/></text:h>
      <text:p text:style-name="P13"/>
      <text:h text:style-name="P43" text:outline-level="2"><text:bookmark-start text:name="__RefHeading__922_1215364564"/><text:s/>Cài đặt chi tiết<text:bookmark-end text:name="__RefHeading__922_1215364564"/></text:h>
      <text:p text:style-name="P13"/>
      <text:p text:style-name="P13"><text:soft-page-break/></text:p>
      <text:h text:style-name="P42" text:outline-level="1"><text:bookmark-start text:name="__RefHeading__924_1215364564"/><text:s/>Kết quả<text:bookmark-end text:name="__RefHeading__924_1215364564"/></text:h>
      <text:p text:style-name="P12"/>
      <text:p text:style-name="P12"/>
      <text:h text:style-name="P42" text:outline-level="1"><text:bookmark-start text:name="__RefHeading__926_1215364564"/><text:s/>Kết luận và hướng phát triển<text:bookmark-end text:name="__RefHeading__926_1215364564"/></text:h>
      <text:p text:style-name="P13"/>
      <text:p text:style-name="P20"/>
      <text:bibliography text:style-name="Sect2" text:protected="true" text:name="Bibliography1">
        <text:bibliography-source>
          <text:index-title-template text:style-name="Bibliography_20_Heading">Tài liệu tham khảo</text:index-title-template>
          <text:bibliography-entry-template text:bibliography-type="article"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le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onference"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1"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2"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3"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4"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5"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emai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collection"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journ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nu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sters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isc"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index-entry-span>, </text:index-entry-span>
            <text:index-entry-bibliography text:style-name="_34__20__5f_34_5f__5f_20_5f_" text:bibliography-data-field="url"/>
          </text:bibliography-entry-template>
          <text:bibliography-entry-template text:bibliography-type="phd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techrepor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unpublished"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www"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source>
        <text:index-body>
          <text:index-title text:style-name="Sect2" text:name="Bibliography1_Head">
            <text:p text:style-name="P29">Tài liệu tham khảo</text:p>
          </text:index-title>
          <text:p text:style-name="P35">1: Chase, Zach; Genain, Nicolas; Karniol-Tambour, Orren, Learning Multi-Label Topic Classification of News Articles, </text:p>
          <text:p text:style-name="P35">2: Dennis Ramdass, <text:s/>Shreyes Seshasai, Document Classification for Newspaper Articles, 2009</text:p>
        </text:index-body>
      </text:bibliography>
      <text:p text:style-name="P20"/>
      <text:p text:style-name="P9"/>
      <text:p text:style-name="P9"/>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erial" svg:font-family="Aerial" style:font-pitch="variable"/>
    <style:font-face style:name="Heuristica1" svg:font-family="Heuristica" style:font-pitch="variable"/>
    <style:font-face style:name="Heuristica" svg:font-family="Heuristica" style:font-adornments="Regular" style:font-pitch="variable"/>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Droid Sans" svg:font-family="'Droid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gradient draw:name="Deep_20_Blue" draw:display-name="Deep Blue" draw:style="linear" draw:start-color="#204a87" draw:end-color="#729fcf" draw:start-intensity="100%" draw:end-intensity="100%" draw:angle="15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Heuristica" fo:font-family="Heuristica" style:font-style-name="Regular" style:font-pitch="variable" style:font-size-asian="10.5pt"/>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0.5pt"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text-properties style:font-name="Calibri" fo:font-family="Calibri"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text-properties style:font-name="Calibri" fo:font-family="Calibri"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text-properties style:font-name="Calibri" fo:font-family="Calibri" style:font-style-name="Regular" style:font-family-generic="swiss"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List_20_Contents" style:display-name="List Contents" style:family="paragraph" style:parent-style-name="Standard" style:class="html"/>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nothing"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prefix=" " style:num-suffix="."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prefix=" " style:num-suffix="."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prefix=" " style:num-suffix="."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prefix=" " style:num-suffix="."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prefix=" " style:num-suffix="."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prefix=" " style:num-suffix="." style:num-format="1" text:display-levels="10">
        <style:list-level-properties text:list-level-position-and-space-mode="label-alignment">
          <style:list-level-label-alignment text:label-followed-by="nothing"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numbered-entries="true" text:sort-algorithm="alphanumeric" fo:language="vi" fo:country="V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text-align="center"/>
    </style:style>
    <style:style style:name="MT1" style:family="text">
      <style:text-properties style:font-name="Aerial"/>
    </style:style>
    <style:style style:name="Mgr1"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701in" fo:page-height="11.6902in" style:num-format="1" style:print-orientation="portrait" fo:margin-top="0.7874in" fo:margin-bottom="0.7925in" fo:margin-left="0.7874in" fo:margin-right="0.7874in" fo:border="none" fo:padding="0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subject>Học máy - 95090</text:subject></text:span><text:tab/><text:tab/></text:p>
        <text:p text:style-name="Header"><draw:line text:anchor-type="paragraph" draw:z-index="12" draw:style-name="Mgr1" draw:text-style-name="MP1" svg:x1="0.0299in" svg:y1="0.0866in" svg:x2="6.7071in" svg:y2="0.0866in"><text:p/></draw:line></text:p>
      </style:header>
      <style:header-first>
        <text:p text:style-name="Header"/>
      </style:header-first>
      <style:footer>
        <text:p text:style-name="Footer"><text:tab/><text:tab/><text:page-number text:select-page="current">11</text:page-number></text:p>
      </style:footer>
      <style:footer-first>
        <text:p text:style-name="Footer"/>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3:51:33.193419594</meta:creation-date>
    <meta:editing-duration>PT3H23M11S</meta:editing-duration>
    <meta:editing-cycles>14</meta:editing-cycles>
    <meta:generator>LibreOffice/4.2.8.2$Linux_x86 LibreOffice_project/420m0$Build-2</meta:generator>
    <dc:title>Đồ án môn học</dc:title>
    <dc:subject>Học máy - 95090</dc:subject>
    <dc:date>2017-04-06T17:21:04.330003997</dc:date>
    <meta:document-statistic meta:table-count="1" meta:image-count="1" meta:object-count="1" meta:page-count="11" meta:paragraph-count="77" meta:word-count="1460" meta:character-count="6702" meta:non-whitespace-character-count="5274"/>
  </office:meta>
</office:document-meta>
</file>

<file path=Object 1/content.xml><?xml version="1.0" encoding="utf-8"?>
<math xmlns="http://www.w3.org/1998/Math/MathML" display="block">
  <semantics>
    <mrow>
      <mi mathvariant="italic">softmax</mi>
      <mrow>
        <msub>
          <mrow>
            <mo fence="true" stretchy="false">(</mo>
            <mrow>
              <mi>z</mi>
            </mrow>
            <mo fence="true" stretchy="false">)</mo>
          </mrow>
          <mi>j</mi>
        </msub>
        <mo stretchy="false">=</mo>
        <mfrac>
          <msup>
            <mi mathvariant="normal">e</mi>
            <msub>
              <mi>z</mi>
              <mi>j</mi>
            </msub>
          </msup>
          <mrow>
            <munderover>
              <mo stretchy="false">∑</mo>
              <mrow>
                <mi>k</mi>
                <mo stretchy="false">=</mo>
                <mn>1</mn>
              </mrow>
              <mi>K</mi>
            </munderover>
            <msup>
              <mi mathvariant="normal">e</mi>
              <msub>
                <mi>z</mi>
                <mi>k</mi>
              </msub>
            </msup>
          </mrow>
        </mfrac>
      </mrow>
    </mrow>
    <annotation encoding="StarMath 5.0">softmax(z)_{j}= { func e^{ z_{j}} } over { sum from{k=1} to{K} func e^{ z_{k}}  } </annotation>
  </semantics>
</math>
</file>